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start" style:justify-single-word="false"/>
      <style:text-properties fo:font-weight="bold"/>
    </style:style>
    <style:style style:name="P3" style:family="paragraph" style:parent-style-name="Normal">
      <style:paragraph-properties fo:text-align="start" style:justify-single-word="false"/>
      <style:text-properties fo:font-weight="normal"/>
    </style:style>
    <style:style style:name="P4" style:family="paragraph" style:parent-style-name="Normal">
      <style:paragraph-properties fo:text-align="start" style:justify-single-word="false"/>
    </style:style>
    <style:style style:name="P5" style:family="paragraph" style:parent-style-name="Normal">
      <style:paragraph-properties fo:text-align="center" style:justify-single-word="false"/>
    </style:style>
    <style:style style:name="P6" style:family="paragraph" style:parent-style-name="Normal">
      <style:paragraph-properties fo:text-align="start" style:justify-single-word="false" style:writing-mode="lr-tb"/>
    </style:style>
    <style:style style:name="P7" style:family="paragraph" style:parent-style-name="Normal">
      <style:paragraph-properties fo:text-align="start" style:justify-single-word="false"/>
      <style:text-properties fo:color="#000000" style:font-name="Liberation Serif1" fo:font-size="12pt" fo:language="en" fo:country="US" fo:font-weight="normal"/>
    </style:style>
    <style:style style:name="P8" style:family="paragraph" style:parent-style-name="Normal">
      <style:paragraph-properties fo:text-align="start" style:justify-single-word="false"/>
      <style:text-properties officeooo:rsid="0017e983" officeooo:paragraph-rsid="0017e983"/>
    </style:style>
    <style:style style:name="P9" style:family="paragraph" style:parent-style-name="Normal">
      <style:paragraph-properties fo:text-align="start" style:justify-single-word="false"/>
    </style:style>
    <style:style style:name="P10" style:family="paragraph" style:parent-style-name="Normal">
      <style:paragraph-properties fo:text-align="start" style:justify-single-word="false"/>
      <style:text-properties fo:font-weight="normal" officeooo:rsid="001bc3fc" officeooo:paragraph-rsid="001bc3fc"/>
    </style:style>
    <style:style style:name="P11" style:family="paragraph" style:parent-style-name="Normal">
      <style:paragraph-properties fo:text-align="start" style:justify-single-word="false" style:writing-mode="lr-tb"/>
      <style:text-properties style:font-name="Liberation Mono"/>
    </style:style>
    <style:style style:name="P12" style:family="paragraph" style:parent-style-name="Normal">
      <style:paragraph-properties fo:text-align="start" style:justify-single-word="false" style:writing-mode="lr-tb"/>
      <style:text-properties style:font-name="Liberation Mono" officeooo:paragraph-rsid="00193f44"/>
    </style:style>
    <style:style style:name="P13" style:family="paragraph" style:parent-style-name="Normal">
      <style:paragraph-properties fo:text-align="start" style:justify-single-word="false" style:writing-mode="lr-tb"/>
      <style:text-properties style:font-name="Liberation Mono" officeooo:paragraph-rsid="0017e983"/>
    </style:style>
    <style:style style:name="T1" style:family="text">
      <style:text-properties fo:font-weight="bold"/>
    </style:style>
    <style:style style:name="T2" style:family="text">
      <style:text-properties fo:font-weight="bold" officeooo:rsid="00193f44"/>
    </style:style>
    <style:style style:name="T3" style:family="text">
      <style:text-properties fo:font-weight="bold" officeooo:rsid="0017e983"/>
    </style:style>
    <style:style style:name="T4" style:family="text">
      <style:text-properties style:text-underline-style="solid" style:text-underline-width="auto" style:text-underline-color="font-color"/>
    </style:style>
    <style:style style:name="T5" style:family="text">
      <style:text-properties fo:color="#000000" style:font-name="Liberation Serif1" fo:font-size="12pt" fo:language="en" fo:country="US" fo:font-weight="normal"/>
    </style:style>
    <style:style style:name="T6" style:family="text">
      <style:text-properties fo:color="#222222" style:font-name="Liberation Serif1" fo:font-size="12pt" fo:language="en" fo:country="US" fo:font-weight="normal"/>
    </style:style>
    <style:style style:name="T7" style:family="text">
      <style:text-properties fo:font-variant="normal" fo:text-transform="none" fo:color="#222222" fo:font-size="12pt" fo:font-weight="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Assignment #7</text:p>
        <text:p text:style-name="P1">Thomas Lillis</text:p>
        <text:p text:style-name="P2">1.</text:p>
        <text:p text:style-name="P3"><text:span text:style-name="T1">a. </text:span>P(c = true) = 0.48</text:p>
        <text:p text:style-name="P3"><text:span text:style-name="T1">b. </text:span>P(c = true | r = true) = 0.75</text:p>
        <text:p text:style-name="P3"><text:span text:style-name="T1">c. </text:span>P(s = true | w = true) = 0.4</text:p>
        <text:p text:style-name="P3"><text:span text:style-name="T1">d. </text:span>P(s = true | c = true, w = true) = 0.0</text:p>
        <text:p text:style-name="P3"/>
        <text:p text:style-name="P2">2.</text:p>
        <text:p text:style-name="P3"><text:span text:style-name="T1">a. </text:span>P(c = true) = <text:span text:style-name="T4">.5 </text:span>(Given)</text:p>
        <text:p text:style-name="P3"/>
        <text:p text:style-name="P3"><text:span text:style-name="T1">b. </text:span>P(c = true | r = true) = P(r | c)P(c)/P(r)</text:p>
        <text:p text:style-name="P3">P(r) = P(r | c)P(c)+P(r | ~c)P(~c)</text:p>
        <text:p text:style-name="P3">P(c = true | r = true) = (P(r | c)P(c))/(P(P(r | c)P(c)+P(r | ~c)P(~c))</text:p>
        <text:p text:style-name="P3">P(c = true | r = true) = (.8*.5)/(.8*.5+.2*.5) = <text:span text:style-name="T4">0.8</text:span></text:p>
        <text:p text:style-name="P3"/>
        <text:p text:style-name="P3"><text:span text:style-name="T1">c. </text:span>P(s = true | w = true) = P(w | s)P(s)/P(w)</text:p>
        <text:p text:style-name="P3">P(s) = P(s | c)P(c)+P(s | ~c)P(~c)</text:p>
        <text:p text:style-name="P3">P(w) = <text:span text:style-name="T5">P(c)P(r | c)P(s | c)P(w | rs)</text:span> + <text:span text:style-name="T5">P(c)P(r | c)P(~s | c)P(w | r~s)</text:span> + <text:span text:style-name="T5">P(c)P(~r | c)P(s | c)P(w | ~rs)</text:span> + <text:span text:style-name="T5">P(c)P(~r | c)P(~s | c)P(w | ~r~s) + P(~c)P(r | ~c)P(s | ~c)P(w | rs) + P(~c)P(~r | ~c)P(s | ~c)P(w | ~rs) + P(~c)P(r | ~c)P(~s | ~c)P(w | r~s) + P(~c)P(~r | ~c)P(~s | ~c)P(w | ~r~s)</text:span></text:p>
        <text:p text:style-name="P3"/>
        <text:p text:style-name="P3"><text:span text:style-name="T5">P(c)P(r | c)P(s | c)P(w | rs) = .5 * .8 * .1 * .99 = </text:span><text:span text:style-name="T6">0.0396</text:span></text:p>
        <text:p text:style-name="P7">P(c)P(r | c)P(~s | c)P(w | r~s) = .5 * .8 * .9 * .9 = 0.324</text:p>
        <text:p text:style-name="P7">P(c)P(~r | c)P(s | c)P(w | ~rs) = .5 * .2 * .1 * .9 = .009</text:p>
        <text:p text:style-name="P7">P(c)P(~r | c)P(~s | c)P(w | ~r~s) = .5 * .2 * .9 * 0 = 0</text:p>
        <text:p text:style-name="P7">P(~c)P(r | ~c)P(s | ~c)P(w | rs) = .5 * .2 * .5 * .99 = 0.0495</text:p>
        <text:p text:style-name="P7">P(~c)P(~r | ~c)P(s | ~c)P(w | ~rs) = .5 * .8 * .5 *.9 = .18</text:p>
        <text:p text:style-name="P7">(~c)P(r | ~c)P(~s | ~c)P(w | r~s) = .5 * .2 *.5 *.9 = .045</text:p>
        <text:p text:style-name="P7">P(~c)P(~r | ~c)P(~s | ~c)P(w | ~r~s) = 0</text:p>
        <text:p text:style-name="P3"/>
        <text:p text:style-name="P7">P(w) = .6471</text:p>
        <text:p text:style-name="P7">p(s) = P(s | c)P(c)+P(s | ~c)P(~c) = .1*.5 + .5*.5 = .3</text:p>
        <text:p text:style-name="P3"/>
        <text:p text:style-name="P3"><text:span text:style-name="T5">P(w | s) = (</text:span><text:span text:style-name="T6">0.0396+</text:span><text:span text:style-name="T5">.009+0.0495+.18)/.3 = .2781/.3 = .927</text:span></text:p>
        <text:p text:style-name="P3"/>
        <text:p text:style-name="P7">P(s | w) = (.927 * .3)/.6471 = .4297</text:p>
        <text:p text:style-name="P3"/>
        <text:p text:style-name="P3"/>
        <text:p text:style-name="P3"><text:span text:style-name="T1">d. </text:span>P(s = true | c = true, w = true) = P(swc)/P(wc) = (P(cs~rw) + P(csrw))/(P(csrw)+P(cs~rw)+P(c~srw)+P(c~s~rw))</text:p>
        <text:p text:style-name="P3"/>
        <text:p text:style-name="P7">P(cs~rw) = P(c)P(~r | c)P(s | c)P(w | ~rs) = .5 * .2 * .1 * .9 = .009</text:p>
        <text:p text:style-name="P3"><text:span text:style-name="T5">P(csrw) = P(c)P(r | c)P(s | c)P(w | rs) = .5 * .8 * .1 * .99 = </text:span><text:span text:style-name="T7">0.0396</text:span></text:p>
        <text:p text:style-name="P7">P(c~srw) = P(c)P(r | c)P(~s | c)P(w | r~s) = .5 * .8 * .9 * .9 = 0.324</text:p>
        <text:p text:style-name="P7">(c~s~rw) = P(c)P(~r | c)P(~s | c)P(w | ~r~s) = .5 * .2 * .9 * 0 = 0</text:p>
        <text:p text:style-name="P3"/>
        <text:p text:style-name="P3"><text:span text:style-name="T5">P(s = true | c = true, w = true) = (.009 + </text:span><text:span text:style-name="T6">0.0396)/(0.0396+</text:span><text:span text:style-name="T5">.009+0.324</text:span><text:span text:style-name="T6">) = </text:span><text:span text:style-name="T7">0.1304347826</text:span></text:p>
        <text:p text:style-name="P3"/>
        <text:p text:style-name="P3"><text:soft-page-break/></text:p>
        <text:p text:style-name="P10">The error is within 0.5. This is because we are only using 100 random numbers which is 25 samples which is not very much.</text:p>
        <text:p text:style-name="P10"><text:s/></text:p>
        <text:p text:style-name="P2">3.</text:p>
        <text:p text:style-name="P3"><text:span text:style-name="T1">a. </text:span>P(c = true) = 0.49</text:p>
        <text:p text:style-name="P3"><text:span text:style-name="T1">b. </text:span>P(c = true | r = true) = 0.703703703704</text:p>
        <text:p text:style-name="P3"><text:span text:style-name="T1">c. </text:span>P(s = true | w = true) = 0.4</text:p>
        <text:p text:style-name="P3"><text:span text:style-name="T1">d. </text:span>P(s = true | c = true, w = true) = 0.0</text:p>
        <text:p text:style-name="P3"/>
        <text:p text:style-name="P2">4.</text:p>
        <text:p text:style-name="P4">Rejection sampling did produce the same results for the last two because for the last two you need to calculate all of the probabilities which is what you are doing for prior sampling. For the first two the probabilities are different because you only need to find two probabilities so you can use more of the samples instead of some of the random numbers being used for the other nodes.</text:p>
        <text:p text:style-name="P4"/>
        <text:p text:style-name="P4"><text:span text:style-name="T1">Code:</text:span></text:p>
        <text:p text:style-name="P8"><text:span text:style-name="T1">Prior.py:</text:span></text:p>
        <text:p text:style-name="P8"><text:span text:style-name="T1"/></text:p>
        <text:p text:style-name="P11">import helpers</text:p>
        <text:p text:style-name="P11">from random import random</text:p>
        <text:p text:style-name="P11"/>
        <text:p text:style-name="P11">print("Prior Sampling\n")</text:p>
        <text:p text:style-name="P11"/>
        <text:p text:style-name="P11">raw_samples = helpers.getSamples()</text:p>
        <text:p text:style-name="P11">samples = []</text:p>
        <text:p text:style-name="P11"/>
        <text:p text:style-name="P11">raw_samples = []</text:p>
        <text:p text:style-name="P11"/>
        <text:p text:style-name="P11">for i in range(len(raw_samples)):</text:p>
        <text:p text:style-name="P11"><text:s text:c="3"/>if (i) % 4 == 0:</text:p>
        <text:p text:style-name="P11"><text:s text:c="7"/>sample = {</text:p>
        <text:p text:style-name="P11"><text:s text:c="11"/>"c": raw_samples[i],</text:p>
        <text:p text:style-name="P11"><text:s text:c="11"/>"s": raw_samples[i+1],</text:p>
        <text:p text:style-name="P11"><text:s text:c="11"/>"r": raw_samples[i+2],</text:p>
        <text:p text:style-name="P11"><text:s text:c="11"/>"w": raw_samples[i+3]</text:p>
        <text:p text:style-name="P11"><text:s text:c="7"/>}</text:p>
        <text:p text:style-name="P11"><text:s text:c="7"/>samples.append(sample)</text:p>
        <text:p text:style-name="P11"/>
        <text:p text:style-name="P11">test = []</text:p>
        <text:p text:style-name="P11">num = 0</text:p>
        <text:p text:style-name="P11">for sample in samples:</text:p>
        <text:p text:style-name="P11"><text:s text:c="3"/>num += 1</text:p>
        <text:p text:style-name="P11"><text:s text:c="3"/>test.append(helpers.priorCheck(sample))</text:p>
        <text:p text:style-name="P11"/>
        <text:p text:style-name="P11"/>
        <text:p text:style-name="P11">#### P(c = true) ####</text:p>
        <text:p text:style-name="P11">count = 0.0</text:p>
        <text:p text:style-name="P11">for sample in test:</text:p>
        <text:p text:style-name="P11"><text:soft-page-break/><text:s text:c="3"/>if sample['c'] == True:</text:p>
        <text:p text:style-name="P11"><text:s text:c="7"/>count += 1</text:p>
        <text:p text:style-name="P11"/>
        <text:p text:style-name="P11">value = count/len(test)</text:p>
        <text:p text:style-name="P11">print('P(c = true) = {0}'.format(value))</text:p>
        <text:p text:style-name="P11"/>
        <text:p text:style-name="P11"/>
        <text:p text:style-name="P11">#### P(c = true | r = true) ####</text:p>
        <text:p text:style-name="P11">value = 0.0</text:p>
        <text:p text:style-name="P11">count = 0.0</text:p>
        <text:p text:style-name="P11">count_total = 0.0</text:p>
        <text:p text:style-name="P11">for sample in test:</text:p>
        <text:p text:style-name="P11"><text:s text:c="3"/>if sample['r'] == True:</text:p>
        <text:p text:style-name="P11"><text:s text:c="7"/>if sample['c'] == True:</text:p>
        <text:p text:style-name="P11"><text:s text:c="11"/>count += 1</text:p>
        <text:p text:style-name="P11"><text:s text:c="7"/>count_total += 1</text:p>
        <text:p text:style-name="P11"/>
        <text:p text:style-name="P11">value = count/count_total</text:p>
        <text:p text:style-name="P11">print('P(c = true | r = true) = {0}'.format(value))</text:p>
        <text:p text:style-name="P11"/>
        <text:p text:style-name="P11"/>
        <text:p text:style-name="P11">#### P(s = true | w = true) ####</text:p>
        <text:p text:style-name="P11">value = 0.0</text:p>
        <text:p text:style-name="P11">count = 0.0</text:p>
        <text:p text:style-name="P11">count_total = 0.0</text:p>
        <text:p text:style-name="P11">for sample in test:</text:p>
        <text:p text:style-name="P11"><text:s text:c="3"/>if sample['w'] == True:</text:p>
        <text:p text:style-name="P11"><text:s text:c="7"/>if sample['s'] == True:</text:p>
        <text:p text:style-name="P11"><text:s text:c="11"/>count += 1</text:p>
        <text:p text:style-name="P11"><text:s text:c="7"/>count_total += 1</text:p>
        <text:p text:style-name="P11"/>
        <text:p text:style-name="P11">value = count/count_total</text:p>
        <text:p text:style-name="P11">print('P(s = true | w = true) = {0}'.format(value))</text:p>
        <text:p text:style-name="P11"/>
        <text:p text:style-name="P11"/>
        <text:p text:style-name="P11">#### P(s = true | c = true, w = true) ####</text:p>
        <text:p text:style-name="P11">value = 0.0</text:p>
        <text:p text:style-name="P11">count = 0.0</text:p>
        <text:p text:style-name="P11">count_total = 0.0</text:p>
        <text:p text:style-name="P11">for sample in test:</text:p>
        <text:p text:style-name="P11"><text:s text:c="3"/>if sample['c'] == True and sample['w'] == True:</text:p>
        <text:p text:style-name="P11"><text:s text:c="7"/>if sample['s'] == True:</text:p>
        <text:p text:style-name="P11"><text:s text:c="11"/>count += 1</text:p>
        <text:p text:style-name="P11"><text:s text:c="7"/>count_total += 1</text:p>
        <text:p text:style-name="P11"/>
        <text:p text:style-name="P11">value = count/count_total</text:p>
        <text:p text:style-name="P11">print('P(s = true | c = true, w = true) = {0}'.format(value))</text:p>
        <text:p text:style-name="P11"/>
        <text:p text:style-name="P11"/>
        <text:p text:style-name="P12"><text:soft-page-break/><text:span text:style-name="T2">Rejection</text:span><text:span text:style-name="T3">.py:</text:span></text:p>
        <text:p text:style-name="P11"/>
        <text:p text:style-name="P11">import helpers</text:p>
        <text:p text:style-name="P11">from random import random</text:p>
        <text:p text:style-name="P11"/>
        <text:p text:style-name="P11">print("Rejection Sampling\n")</text:p>
        <text:p text:style-name="P11"/>
        <text:p text:style-name="P11">raw_samples = helpers.getSamples()</text:p>
        <text:p text:style-name="P11">samples = []</text:p>
        <text:p text:style-name="P11">"""</text:p>
        <text:p text:style-name="P11">raw_samples = []</text:p>
        <text:p text:style-name="P11">for x in range(100000):</text:p>
        <text:p text:style-name="P11"><text:s text:c="3"/>raw_samples.append(random())</text:p>
        <text:p text:style-name="P11">"""</text:p>
        <text:p text:style-name="P11"/>
        <text:p text:style-name="P11">for i in range(len(raw_samples)):</text:p>
        <text:p text:style-name="P11"><text:s text:c="3"/>if (i) % 4 == 0:</text:p>
        <text:p text:style-name="P11"><text:s text:c="7"/>sample = {</text:p>
        <text:p text:style-name="P11"><text:s text:c="11"/>"c": raw_samples[i],</text:p>
        <text:p text:style-name="P11"><text:s text:c="11"/>"s": raw_samples[i+1],</text:p>
        <text:p text:style-name="P11"><text:s text:c="11"/>"r": raw_samples[i+2],</text:p>
        <text:p text:style-name="P11"><text:s text:c="11"/>"w": raw_samples[i+3]</text:p>
        <text:p text:style-name="P11"><text:s text:c="7"/>}</text:p>
        <text:p text:style-name="P11"><text:s text:c="7"/>samples.append(sample)</text:p>
        <text:p text:style-name="P11"/>
        <text:p text:style-name="P11">test = []</text:p>
        <text:p text:style-name="P11">for sample in samples:</text:p>
        <text:p text:style-name="P11"><text:s text:c="3"/>test.append(helpers.priorCheck(sample))</text:p>
        <text:p text:style-name="P11"/>
        <text:p text:style-name="P11"/>
        <text:p text:style-name="P11">#### P(c = true) ####</text:p>
        <text:p text:style-name="P11">count = 0.0</text:p>
        <text:p text:style-name="P11">for sample in raw_samples:</text:p>
        <text:p text:style-name="P11"><text:s text:c="3"/>if sample &lt;= helpers.C_TRUE:</text:p>
        <text:p text:style-name="P11"><text:s text:c="7"/>count += 1</text:p>
        <text:p text:style-name="P11"/>
        <text:p text:style-name="P11">value = count/len(raw_samples)</text:p>
        <text:p text:style-name="P11">print('P(c = true) = {0}'.format(value))</text:p>
        <text:p text:style-name="P11"/>
        <text:p text:style-name="P11"/>
        <text:p text:style-name="P11">#### P(c = true | r = true) ####</text:p>
        <text:p text:style-name="P11">value = 0.0</text:p>
        <text:p text:style-name="P11">count = 0.0</text:p>
        <text:p text:style-name="P11">count_total = 0.0</text:p>
        <text:p text:style-name="P11">for i in range(0,len(raw_samples),2):</text:p>
        <text:p text:style-name="P11"><text:s text:c="3"/>c = raw_samples[i]</text:p>
        <text:p text:style-name="P11"><text:s text:c="3"/>r = raw_samples[i+1]</text:p>
        <text:p text:style-name="P11"/>
        <text:p text:style-name="P11"><text:s text:c="3"/>if c &lt;= helpers.C_TRUE:</text:p>
        <text:p text:style-name="P11"><text:soft-page-break/><text:s text:c="7"/>c = True</text:p>
        <text:p text:style-name="P11"><text:s text:c="3"/>else:</text:p>
        <text:p text:style-name="P11"><text:s text:c="7"/>c = False</text:p>
        <text:p text:style-name="P11"/>
        <text:p text:style-name="P11"><text:s text:c="3"/>if r &lt;= helpers.R_TRUE_C_TRUE and c == True:</text:p>
        <text:p text:style-name="P11"><text:s text:c="7"/>r = True</text:p>
        <text:p text:style-name="P11"><text:s text:c="3"/>elif r &gt; helpers.R_TRUE_C_TRUE and c == True:</text:p>
        <text:p text:style-name="P11"><text:s text:c="7"/>r = False</text:p>
        <text:p text:style-name="P11"><text:s text:c="3"/>elif r &lt;= helpers.R_TRUE_C_FALSE and c == False:</text:p>
        <text:p text:style-name="P11"><text:s text:c="7"/>r = True</text:p>
        <text:p text:style-name="P11"><text:s text:c="3"/>elif r &gt; helpers.R_TRUE_C_FALSE and c == False:</text:p>
        <text:p text:style-name="P11"><text:s text:c="7"/>r = False</text:p>
        <text:p text:style-name="P11"/>
        <text:p text:style-name="P11"><text:s text:c="3"/>if r == True:</text:p>
        <text:p text:style-name="P11"><text:s text:c="7"/>if c <text:s/>== True:</text:p>
        <text:p text:style-name="P11"><text:s text:c="11"/>count += 1</text:p>
        <text:p text:style-name="P11"><text:s text:c="7"/>count_total += 1</text:p>
        <text:p text:style-name="P11"/>
        <text:p text:style-name="P11">value = count/count_total</text:p>
        <text:p text:style-name="P11">print('P(c = true | r = true) = {0}'.format(value))</text:p>
        <text:p text:style-name="P11"/>
        <text:p text:style-name="P11"/>
        <text:p text:style-name="P11">#### P(s = true | w = true) ####</text:p>
        <text:p text:style-name="P11"># Same as prior</text:p>
        <text:p text:style-name="P11">value = 0.0</text:p>
        <text:p text:style-name="P11">count = 0.0</text:p>
        <text:p text:style-name="P11">count_total = 0.0</text:p>
        <text:p text:style-name="P11">for sample in test:</text:p>
        <text:p text:style-name="P11"><text:s text:c="3"/>if sample['w'] == True:</text:p>
        <text:p text:style-name="P11"><text:s text:c="7"/>if sample['s'] == True:</text:p>
        <text:p text:style-name="P11"><text:s text:c="11"/>count += 1</text:p>
        <text:p text:style-name="P11"><text:s text:c="7"/>count_total += 1</text:p>
        <text:p text:style-name="P11"/>
        <text:p text:style-name="P11">value = count/count_total</text:p>
        <text:p text:style-name="P11">print('P(s = true | w = true) = {0}'.format(value))</text:p>
        <text:p text:style-name="P11"/>
        <text:p text:style-name="P11">#### P(s = true | c = true, w = true) ####</text:p>
        <text:p text:style-name="P11"># same as prior</text:p>
        <text:p text:style-name="P11">value = 0.0</text:p>
        <text:p text:style-name="P11">count = 0.0</text:p>
        <text:p text:style-name="P11">count_total = 0.0</text:p>
        <text:p text:style-name="P11">for sample in test:</text:p>
        <text:p text:style-name="P11"><text:s text:c="3"/>if sample['c'] == True and sample['w'] == True:</text:p>
        <text:p text:style-name="P11"><text:s text:c="7"/>if sample['s'] == True:</text:p>
        <text:p text:style-name="P11"><text:s text:c="11"/>count += 1</text:p>
        <text:p text:style-name="P11"><text:s text:c="7"/>count_total += 1</text:p>
        <text:p text:style-name="P11"/>
        <text:p text:style-name="P11">value = count/count_total</text:p>
        <text:p text:style-name="P11">print('P(s = true | c = true, w = true) = {0}'.format(value))</text:p>
        <text:p text:style-name="P13"><text:soft-page-break/><text:span text:style-name="T3">Helpers.py:</text:span></text:p>
        <text:p text:style-name="P11"/>
        <text:p text:style-name="P11"/>
        <text:p text:style-name="P11">C_TRUE = 0.5</text:p>
        <text:p text:style-name="P11"/>
        <text:p text:style-name="P11">S_TRUE_C_TRUE = .1</text:p>
        <text:p text:style-name="P11">S_TRUE_C_FALSE = .5</text:p>
        <text:p text:style-name="P11"/>
        <text:p text:style-name="P11">R_TRUE_C_TRUE = .8</text:p>
        <text:p text:style-name="P11">R_TRUE_C_FALSE = .2</text:p>
        <text:p text:style-name="P11"/>
        <text:p text:style-name="P11">W_TRUE_S_TRUE_R_TRUE = 0.99</text:p>
        <text:p text:style-name="P11">W_TRUE_S_TRUE_R_FALSE = 0.90</text:p>
        <text:p text:style-name="P11">W_TRUE_S_FALSE_R_TRUE = 0.90</text:p>
        <text:p text:style-name="P11">W_TRUE_S_FALSE_R_FALSE = 0.00</text:p>
        <text:p text:style-name="P11"/>
        <text:p text:style-name="P11">def priorCheck(sample):</text:p>
        <text:p text:style-name="P11"><text:s text:c="3"/>ret = <text:s/>{}</text:p>
        <text:p text:style-name="P11"><text:s text:c="3"/>if sample['c'] &lt; C_TRUE:</text:p>
        <text:p text:style-name="P11"><text:s text:c="7"/>ret['c'] = True</text:p>
        <text:p text:style-name="P11"><text:s text:c="7"/>s_test = S_TRUE_C_TRUE</text:p>
        <text:p text:style-name="P11"><text:s text:c="7"/>r_test = R_TRUE_C_TRUE</text:p>
        <text:p text:style-name="P11"><text:s text:c="3"/>else:</text:p>
        <text:p text:style-name="P11"><text:s text:c="7"/>ret['c'] = False</text:p>
        <text:p text:style-name="P11"><text:s text:c="7"/>s_test = S_TRUE_C_FALSE</text:p>
        <text:p text:style-name="P11"><text:s text:c="7"/>r_test = R_TRUE_C_FALSE</text:p>
        <text:p text:style-name="P11"/>
        <text:p text:style-name="P11"><text:s text:c="3"/>if sample['s'] &lt; s_test:</text:p>
        <text:p text:style-name="P11"><text:s text:c="7"/>ret['s'] = True</text:p>
        <text:p text:style-name="P11"><text:s text:c="3"/>else:</text:p>
        <text:p text:style-name="P11"><text:s text:c="7"/>ret['s'] = False</text:p>
        <text:p text:style-name="P11"/>
        <text:p text:style-name="P11"><text:s text:c="3"/>if sample['r'] &lt; r_test:</text:p>
        <text:p text:style-name="P11"><text:s text:c="7"/>ret['r'] = True</text:p>
        <text:p text:style-name="P11"><text:s text:c="3"/>else:</text:p>
        <text:p text:style-name="P11"><text:s text:c="7"/>ret['r'] = False</text:p>
        <text:p text:style-name="P11"/>
        <text:p text:style-name="P11"><text:s text:c="3"/>if ret['r'] == True and ret['s'] == True:</text:p>
        <text:p text:style-name="P11"><text:s text:c="7"/>w_test = W_TRUE_S_TRUE_R_TRUE</text:p>
        <text:p text:style-name="P11"><text:s text:c="3"/>if ret['r'] == True and ret['s'] == False:</text:p>
        <text:p text:style-name="P11"><text:s text:c="7"/>w_test = W_TRUE_S_TRUE_R_FALSE</text:p>
        <text:p text:style-name="P11"><text:s text:c="3"/>if ret['r'] == False and ret['s'] == True:</text:p>
        <text:p text:style-name="P11"><text:s text:c="7"/>w_test = W_TRUE_S_FALSE_R_TRUE</text:p>
        <text:p text:style-name="P11"><text:s text:c="3"/>if ret['r'] == False and ret['s'] == False:</text:p>
        <text:p text:style-name="P11"><text:s text:c="7"/>w_test = W_TRUE_S_FALSE_R_FALSE</text:p>
        <text:p text:style-name="P11"/>
        <text:p text:style-name="P11"><text:s text:c="3"/>if sample['w'] &lt; w_test:</text:p>
        <text:p text:style-name="P11"><text:s text:c="7"/>ret['w'] = True</text:p>
        <text:p text:style-name="P11"><text:s text:c="3"/>else:</text:p>
        <text:p text:style-name="P11"><text:soft-page-break/><text:s text:c="7"/>ret['w'] = False</text:p>
        <text:p text:style-name="P11"><text:s text:c="3"/>return ret</text:p>
        <text:p text:style-name="P11"/>
        <text:p text:style-name="P11">def getSamples():</text:p>
        <text:p text:style-name="P11"><text:s text:c="3"/>samples_file = open('random_samples')</text:p>
        <text:p text:style-name="P11"><text:s text:c="3"/>samples_strings = samples_file.read().split(',')</text:p>
        <text:p text:style-name="P11"><text:s text:c="3"/>samples = []</text:p>
        <text:p text:style-name="P11"/>
        <text:p text:style-name="P11"><text:s text:c="3"/>for i in range(len(samples_strings)):</text:p>
        <text:p text:style-name="P11"><text:s text:c="7"/>samples.append(float(samples_strings[i]))</text:p>
        <text:p text:style-name="P11"/>
        <text:p text:style-name="P11"><text:s text:c="3"/>print "SAMPLES: \n"</text:p>
        <text:p text:style-name="P11"><text:s text:c="3"/>print samples</text:p>
        <text:p text:style-name="P11"><text:s text:c="3"/>print ""</text:p>
        <text:p text:style-name="P11"><text:s text:c="3"/>return samples</text:p>
        <text:p text:style-name="P11"/>
        <text:p text:style-name="P6"/>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in" fo:margin-bottom="0.0972in" loext:contextual-spacing="false" fo:line-height="12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aption" style:family="paragraph" style:parent-style-name="Normal" style:class="extra">
      <style:paragraph-properties fo:margin-top="0.0835in" fo:margin-bottom="0.0835in"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initial-creator>tom </meta:initial-creator>
    <dc:creator>tom </dc:creator>
    <meta:creation-date>2015-11-04T14:53:33.013922028</meta:creation-date>
    <dc:date>2015-11-05T23:36:44.488247208</dc:date>
    <meta:editing-duration>PT5M7S</meta:editing-duration>
    <meta:editing-cycles>6</meta:editing-cycles>
    <meta:document-statistic meta:table-count="0" meta:image-count="0" meta:object-count="0" meta:page-count="7" meta:paragraph-count="235" meta:word-count="1287" meta:character-count="7170" meta:non-whitespace-character-count="5527"/>
  </office:meta>
</office:document-meta>
</file>